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officeooo:rsid="000c3662" officeooo:paragraph-rsid="000c3662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0c3662" officeooo:paragraph-rsid="000c3662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поддержания показателей</text:p>
      <text:p text:style-name="P2">Референсы<text:span text:style-name="T1">: The Forest(</text:span>вода, еда), <text:span text:style-name="T1">Sabnautica(</text:span>вода, еда), <text:span text:style-name="T1">Minecraft(</text:span>еда)</text:p>
      <text:p text:style-name="P2">Цель: Существует как отдельная механника, стимулирует исследование мира, создаёт временное давление.</text:p>
      <text:p text:style-name="P2">Реализация: Система энергии: ты можешь поглотить всё что угодно, но некоторые предметы дают больше энергии, это сделано для увелечения количества решений и возможности выйти из многих ситуаций пожертвовав краткосрочным преимуществом. </text:p>
      <text:p text:style-name="P2">Баланс: некоторые предметы дают больше энергии чем другие, крафтовые предметы дают(в основном) меньше энергии чем их составляющи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04:41:13.908315800</meta:creation-date>
    <dc:date>2026-01-10T04:48:35.724580200</dc:date>
    <meta:editing-duration>PT7M23S</meta:editing-duration>
    <meta:editing-cycles>1</meta:editing-cycles>
    <meta:document-statistic meta:table-count="0" meta:image-count="0" meta:object-count="0" meta:page-count="1" meta:paragraph-count="5" meta:word-count="68" meta:character-count="565" meta:non-whitespace-character-count="501"/>
    <meta:generator>LibreOffice/25.8.3.2$Windows_X86_64 LibreOffice_project/8ca8d55c161d602844f5428fa4b58097424e324e</meta:generator>
  </office:meta>
</office:document-meta>
</file>